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plits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wher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Finished</text:p>
          </table:table-cell>
          <table:table-cell table:style-name="ce1" office:value-type="string" calcext:value-type="string">
            <text:p>Jobid</text:p>
          </table:table-cell>
          <table:table-cell office:value-type="string" calcext:value-type="string">
            <text:p>copied to bsu</text:p>
          </table:table-cell>
          <table:table-cell/>
        </table:table-row>
        <table:table-row table:style-name="ro1">
          <table:table-cell office:value-type="string" calcext:value-type="string">
            <text:p>HLA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64" calcext:value-type="float">
            <text:p>36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84" calcext:value-type="float">
            <text:p>369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LA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64" calcext:value-type="float">
            <text:p>369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no</text:p>
          </table:table-cell>
          <table:table-cell office:value-type="float" office:value="369384" calcext:value-type="float">
            <text:p>369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HPC</text:p>
          </table:table-cell>
          <table:table-cell table:style-name="ce2" office:value-type="string" calcext:value-type="string">
            <text:p>2.9.19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5085158" calcext:value-type="float">
            <text:p>15085158</text:p>
          </table:table-cell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iggs1_f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me id missing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Number 12 missing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ailed</text:p>
          </table:table-cell>
          <table:table-cell/>
          <table:table-cell office:value-type="string" calcext:value-type="string">
            <text:p>30.8.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above rep 18 missing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higgs2_ful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table:style-name="ce3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missing, restarted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5028652_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missing, restarted</text:p>
          </table:table-cell>
          <table:table-cell office:value-type="string" calcext:value-type="string">
            <text:p>HPC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5028614_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lights daniel strat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RJMCMC</text:p>
          </table:table-cell>
          <table:table-cell table:number-columns-repeated="2"/>
          <table:table-cell office:value-type="string" calcext:value-type="string">
            <text:p>BSU</text:p>
          </table:table-cell>
          <table:table-cell office:value-type="string" calcext:value-type="string">
            <text:p>30.8.19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 style:data-style-name="N2" text:time-value="10:27:18.806628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5:39:01.184469922</meta:creation-date>
    <dc:date>2019-09-02T15:09:33.119382644</dc:date>
    <meta:editing-duration>PT1H7M56S</meta:editing-duration>
    <meta:editing-cycles>9</meta:editing-cycles>
    <meta:generator>LibreOffice/5.1.6.2$Linux_X86_64 LibreOffice_project/10m0$Build-2</meta:generator>
    <meta:document-statistic meta:table-count="1" meta:cell-count="122" meta:object-count="0"/>
  </office:meta>
</office:document-meta>
</file>